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12.7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10.956cm"/>
    </style:style>
    <style:style style:name="co7" style:family="table-column">
      <style:table-column-properties fo:break-before="auto" style:column-width="18.644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b2b2b2" fo:font-size="15pt" style:font-size-asian="15pt" style:font-size-complex="15pt"/>
    </style:style>
    <style:style style:name="ce7" style:family="table-cell" style:parent-style-name="Default">
      <style:text-properties fo:color="#c9211e" fo:font-size="15pt" style:font-size-asian="15pt" style:font-size-complex="15pt"/>
    </style:style>
    <style:style style:name="ce8" style:family="table-cell" style:parent-style-name="Default">
      <style:text-properties fo:color="#ff8000" fo:font-size="15pt" style:font-size-asian="15pt" style:font-size-complex="15pt"/>
    </style:style>
    <style:style style:name="ce9" style:family="table-cell" style:parent-style-name="Default">
      <style:text-properties fo:color="#069a2e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d1d75"/>
    </style:style>
    <style:style style:name="ce15" style:family="table-cell" style:parent-style-name="Defaul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PROJ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DOORS – INCOME – HOUSE – PEOPLE – FANTASY – THINGS</text:p>
          </table:table-cell>
        </table:table-row>
        <table:table-row table:style-name="ro2">
          <table:table-cell table:style-name="ce1" office:value-type="string" calcext:value-type="string">
            <text:p>SPECIFIC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Larg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UTDOORS – Circuit of Lough Derg by hybr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OUTDOORS </text:span>– Howling Ridge – skills training and do it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Smal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VAGUE</text:p>
          </table:table-cell>
          <table:table-cell/>
          <table:table-cell office:value-type="string" calcext:value-type="string">
            <text:p>*** This should be a very long list ***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Large</text:p>
          </table:table-cell>
          <table:table-cell office:value-type="string" calcext:value-type="string">
            <text:p>INCOME – Part 1: <text:s/>Manage &amp; organise around how to mentally and real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E – Part 2: Do stuff / meet / interact with people / organis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ASY – Buy an island and live on 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SE – 7m long standing at roadway entrance</text:p>
          </table:table-cell>
        </table:table-row>
        <table:table-row table:style-name="ro2">
          <table:table-cell/>
          <table:table-cell table:style-name="ce8" office:value-type="string" calcext:value-type="string">
            <text:p>Medium</text:p>
          </table:table-cell>
          <table:table-cell office:value-type="string" calcext:value-type="string">
            <text:p><text:span text:style-name="T1">OUTDOORS</text:span> – One night+  wild camping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HOUSE – grow some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DOORS – Fishing – Go out and catch something...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Small</text:p>
          </table:table-cell>
          <table:table-cell/>
        </table:table-row>
      </table:table>
      <table:table table:name="Done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1" office:value-type="date" office:date-value="2020-03-20" calcext:value-type="date">
            <text:p>2020-03-20</text:p>
          </table:table-cell>
          <table:table-cell office:value-type="string" calcext:value-type="string">
            <text:p>Circuit of the Twelve Bens by hybrid</text:p>
          </table:table-cell>
        </table:table-row>
      </table:table>
      <table:table table:name="Meta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5" office:value-type="string" calcext:value-type="string">
            <text:p>CATEGO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 is for notes and stuff not to appear on the bare list of projec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UTDO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OME</text:p>
          </table:table-cell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Realistically achievable / doable / worthwhile / of value</text:p>
          </table:table-cell>
          <table:table-cell/>
          <table:table-cell office:value-type="string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T ; Adventure / Outdoors ; Reading ; Organising ; Electronix ; Financial ; Skills ; Courses</text:p>
          </table:table-cell>
          <table:table-cell/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ttraction</text:p>
          </table:table-cell>
          <table:table-cell office:value-type="string" calcext:value-type="string">
            <text:p>Very Desirable; Interesting: Nice; Fun; Energising; Tempting; Profitable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0"/>
          <table:table-cell table:style-name="ce10" office:value-type="string" calcext:value-type="string">
            <text:p>Probably / definitely not going to happen in reality</text:p>
          </table:table-cell>
          <table:table-cell/>
          <table:table-cell table:style-name="ce15" office:value-type="string" calcext:value-type="string">
            <text:p>DESIRABILITY SC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realistic; not grounded in (social / economic) reality; fantastical; bizarre; un-understandable; crazy;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an’t be avoided</text:p>
          </table:table-cell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Will most likely happen</text:p>
          </table:table-cell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Like to do and probably will sometime</text:p>
          </table:table-cell>
        </table:table-row>
        <table:table-row table:style-name="ro1">
          <table:table-cell/>
          <table:table-cell office:value-type="string" calcext:value-type="string">
            <text:p>Define project! 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ay do sometime</text:p>
          </table:table-cell>
        </table:table-row>
        <table:table-row table:style-name="ro1">
          <table:table-cell/>
          <table:table-cell office:value-type="string" calcext:value-type="string">
            <text:p>Difference between project, job, task, activity, chore?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eh</text:p>
          </table:table-cell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ah</text:p>
          </table:table-cell>
        </table:table-row>
        <table:table-row table:style-name="ro1" table:number-rows-repeated="2"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OBSTACLES / EXCU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o much effo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to leave comfort z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ufficient coura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other peop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0:50:03.418340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4T15:24:43.137411948</dc:date>
    <meta:editing-duration>PT33M46S</meta:editing-duration>
    <meta:editing-cycles>22</meta:editing-cycles>
    <meta:document-statistic meta:table-count="3" meta:cell-count="57" meta:object-count="0"/>
  </office:meta>
</office:document-meta>
</file>